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15O0002</text:p>
          </table:table-cell>
          <table:table-cell office:value-type="string" calcext:value-type="string">
            <text:p>2021-03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5O00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5O00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5O00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5O00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5O00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5O000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5O000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5O000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5O000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5O0002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5O0002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5O0002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5O0002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5O0002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5O0002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